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6" table:default-cell-style-name="ce4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T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T4];&quot;X&quot; )" office:value-type="float" office:value="7" calcext:value-type="float">
            <text:p>7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T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T6];&quot;X&quot; )" office:value-type="float" office:value="15" calcext:value-type="float">
            <text:p>15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T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T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T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T10];&quot;X&quot; )" office:value-type="float" office:value="15" calcext:value-type="float">
            <text:p>15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T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T12];&quot;X&quot; )" office:value-type="float" office:value="13" calcext:value-type="float">
            <text:p>13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T13];&quot;X&quot; )" office:value-type="float" office:value="7" calcext:value-type="float">
            <text:p>7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T14];&quot;X&quot; )" office:value-type="float" office:value="9" calcext:value-type="float">
            <text:p>9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T15];&quot;X&quot; )" office:value-type="float" office:value="8" calcext:value-type="float">
            <text:p>8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T16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T17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T18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T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T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T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T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T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T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T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T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T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T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T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T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T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T3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T33];&quot;X&quot; 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T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T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T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T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T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T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T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T41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T42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T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T44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T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T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T47];&quot;X&quot; )" office:value-type="float" office:value="6" calcext:value-type="float">
            <text:p>6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T4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T49];&quot;X&quot; )"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T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T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T52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T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T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T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T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T57];&quot;X&quot; )"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T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T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T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T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T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T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4:.T64];&quot;X&quot; )" office:value-type="float" office:value="8" calcext:value-type="float">
            <text:p>8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5:.T65];&quot;X&quot; )"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6:.T66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7:.T67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8:.T68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9:.T69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0:.T7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1:.T71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2:.T7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3:.T73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4:.T74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5:.T7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6:.T76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7:.T77];&quot;X&quot; )" office:value-type="float" office:value="6" calcext:value-type="float">
            <text:p>6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8:.T7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9:.T79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0:.T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1:.T81];&quot;X&quot; 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2:.T8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3:.T83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4:.T8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5:.T85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6:.T86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7:.T8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8:.T8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89:.T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0:.T90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1:.T9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2:.T9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3:.T9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4:.T94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5:.T9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6:.T9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7:.T9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8:.T9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9:.T9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0:.T100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1:.T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2:.T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3:.T103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4:.T104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5:.T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6:.T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9:30:44.921868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2-04T19:31:25.990822572</dc:date>
    <dc:creator>Tony Whyman</dc:creator>
    <meta:editing-duration>P1DT14H8M20S</meta:editing-duration>
    <meta:editing-cycles>41</meta:editing-cycles>
    <meta:generator>LibreOffice/4.2.8.2$Linux_X86_64 LibreOffice_project/420m0$Build-2</meta:generator>
    <meta:document-statistic meta:table-count="1" meta:cell-count="746" meta:object-count="0"/>
  </office:meta>
</office:document-meta>
</file>